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8" style:family="table-column">
      <style:table-column-properties fo:break-before="auto" style:column-width="1.136cm"/>
    </style:style>
    <style:style style:name="co19" style:family="table-column">
      <style:table-column-properties fo:break-before="auto" style:column-width="1.194cm"/>
    </style:style>
    <style:style style:name="co20" style:family="table-column">
      <style:table-column-properties fo:break-before="auto" style:column-width="4.821cm"/>
    </style:style>
    <style:style style:name="co21" style:family="table-column">
      <style:table-column-properties fo:break-before="auto" style:column-width="10.726cm"/>
    </style:style>
    <style:style style:name="co22" style:family="table-column">
      <style:table-column-properties fo:break-before="auto" style:column-width="7.844cm"/>
    </style:style>
    <style:style style:name="co2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764cm"/>
    </style:style>
    <style:style style:name="co8" style:family="table-column">
      <style:table-column-properties fo:break-before="auto" style:column-width="0.995cm"/>
    </style:style>
    <style:style style:name="co9" style:family="table-column">
      <style:table-column-properties fo:break-before="auto" style:column-width="5.352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979cm"/>
    </style:style>
    <style:style style:name="co13" style:family="table-column">
      <style:table-column-properties fo:break-before="auto" style:column-width="1.078cm"/>
    </style:style>
    <style:style style:name="co14" style:family="table-column">
      <style:table-column-properties fo:break-before="auto" style:column-width="0.568cm"/>
    </style:style>
    <style:style style:name="co15" style:family="table-column">
      <style:table-column-properties fo:break-before="auto" style:column-width="1.489cm"/>
    </style:style>
    <style:style style:name="co16" style:family="table-column">
      <style:table-column-properties fo:break-before="auto" style:column-width="2.39cm"/>
    </style:style>
    <style:style style:name="co17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3.47cm"/>
    </style:style>
    <style:style style:name="co25" style:family="table-column">
      <style:table-column-properties fo:break-before="auto" style:column-width="1.88cm"/>
    </style:style>
    <style:style style:name="co26" style:family="table-column">
      <style:table-column-properties fo:break-before="auto" style:column-width="2.822cm"/>
    </style:style>
    <style:style style:name="co27" style:family="table-column">
      <style:table-column-properties fo:break-before="auto" style:column-width="4.586cm"/>
    </style:style>
    <style:style style:name="co28" style:family="table-column">
      <style:table-column-properties fo:break-before="auto" style:column-width="1.62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29" style:family="table-cell" style:parent-style-name="Default">
      <style:table-cell-properties fo:background-color="#fff5ce"/>
    </style:style>
    <style:style style:name="ce330" style:family="table-cell" style:parent-style-name="Default" style:data-style-name="N136">
      <style:table-cell-properties fo:background-color="#fff5ce"/>
    </style:style>
    <style:style style:name="ce331" style:family="table-cell" style:parent-style-name="Default" style:data-style-name="N136"/>
    <style:style style:name="ce332" style:family="table-cell" style:parent-style-name="Default" style:data-style-name="N100">
      <style:table-cell-properties fo:background-color="#fff5ce"/>
    </style:style>
    <style:style style:name="ce333" style:family="table-cell" style:parent-style-name="Default" style:data-style-name="N100"/>
    <style:style style:name="ce334" style:family="table-cell" style:parent-style-name="Default">
      <style:table-cell-properties fo:background-color="#fff5ce" fo:wrap-option="no-wrap"/>
    </style:style>
    <style:style style:name="ce335" style:family="table-cell" style:parent-style-name="Default">
      <style:table-cell-properties fo:wrap-option="no-wrap"/>
    </style:style>
    <style:style style:name="ce3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7" style:family="table-cell" style:parent-style-name="Default">
      <style:table-cell-properties fo:background-color="#b4c7dc"/>
    </style:style>
    <style:style style:name="ce340" style:family="table-cell" style:parent-style-name="Default" style:data-style-name="N171"/>
    <style:style style:name="ce342" style:family="table-cell" style:parent-style-name="Default" style:data-style-name="N171">
      <style:table-cell-properties fo:background-color="#b4c7dc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22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29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33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48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49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50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4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8" style:family="table-cell" style:parent-style-name="Default">
      <style:text-properties style:font-name="Verdana" fo:font-size="7pt" style:font-size-asian="7pt" style:font-size-complex="7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10pt" style:font-size-asian="10pt" style:font-size-complex="10pt"/>
    </style:style>
    <style:style style:name="ce65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Verdana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end" fo:margin-left="0cm"/>
      <style:text-properties style:font-name="Verdana" fo:font-size="8pt" style:font-size-asian="8pt" style:font-size-complex="8pt"/>
    </style:style>
    <style:style style:name="ce68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73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end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5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end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7pt" style:font-size-asian="7pt" style:font-size-complex="7pt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10pt" style:font-size-asian="10pt" style:font-size-complex="10pt"/>
    </style:style>
    <style:style style:name="ce83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start" fo:margin-left="0.071cm"/>
      <style:text-properties style:font-name="Verdana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start" fo:margin-left="0.071cm"/>
      <style:text-properties style:font-name="Verdana" fo:font-size="8pt" style:font-size-asian="8pt" style:font-size-complex="8pt"/>
    </style:style>
    <style:style style:name="ce86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7pt" style:font-size-asian="7pt" style:font-size-complex="7pt"/>
    </style:style>
    <style:style style:name="ce114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119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129" style:family="table-cell" style:parent-style-name="Default" style:data-style-name="N175">
      <style:text-properties style:font-name="Verdana" fo:font-size="7pt" style:font-size-asian="7pt" style:font-size-complex="7pt"/>
    </style:style>
    <style:style style:name="ce130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133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42" style:family="table-cell" style:parent-style-name="Default" style:data-style-name="N136">
      <style:text-properties style:font-name="Verdana" fo:font-size="7pt" style:font-size-asian="7pt" style:font-size-complex="7pt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5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56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61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1" style:family="table-cell" style:parent-style-name="Default" style:data-style-name="N140"/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93" style:family="table-cell" style:parent-style-name="Default" style:data-style-name="N140">
      <style:text-properties style:font-name="Verdana" fo:font-size="7pt" style:font-size-asian="7pt" style:font-size-complex="7pt"/>
    </style:style>
    <style:style style:name="ce194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80"/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217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77"/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08" style:family="table-cell" style:parent-style-name="Default" style:data-style-name="N140">
      <style:table-cell-properties style:text-align-source="value-type" style:repeat-content="false" fo:background-color="transparent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0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2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7" style:family="table-cell" style:parent-style-name="Default" style:data-style-name="N180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246" style:family="table-cell" style:parent-style-name="Default">
      <style:table-cell-properties fo:background-color="transparent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5" style:family="table-cell" style:parent-style-name="Default" style:data-style-name="N99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9" style:family="table-cell" style:parent-style-name="Default" style:data-style-name="N10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5" style:family="table-cell" style:parent-style-name="Default" style:data-style-name="N2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8" style:family="table-cell" style:parent-style-name="Default" style:data-style-name="N18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25" style:family="table-cell" style:parent-style-name="Default">
      <style:table-cell-properties fo:background-color="#fff5ce"/>
    </style:style>
    <style:style style:name="ce326" style:family="table-cell" style:parent-style-name="Default" style:data-style-name="N136">
      <style:table-cell-properties fo:background-color="#fff5ce"/>
    </style:style>
    <style:style style:name="ce327" style:family="table-cell" style:parent-style-name="Default" style:data-style-name="N136"/>
    <style:style style:name="ce328" style:family="table-cell" style:parent-style-name="Default" style:data-style-name="N100">
      <style:table-cell-properties fo:background-color="#fff5ce"/>
    </style:style>
    <style:style style:name="ce338" style:family="table-cell" style:parent-style-name="Default" style:data-style-name="N100"/>
    <style:style style:name="ce339" style:family="table-cell" style:parent-style-name="Default">
      <style:table-cell-properties fo:background-color="#fff5ce" fo:wrap-option="no-wrap"/>
    </style:style>
    <style:style style:name="ce341" style:family="table-cell" style:parent-style-name="Default">
      <style:table-cell-properties fo:wrap-option="no-wrap"/>
    </style:style>
    <style:style style:name="ce3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 style:data-style-name="N171"/>
    <style:style style:name="ce348" style:family="table-cell" style:parent-style-name="Default" style:data-style-name="N171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AllowanceAndCharge.$A$5:.$A$8])" table:allow-empty-cell="true" table:display-list="unsorted" table:base-cell-address="Invoice.A30">
          <table:error-message table:message-type="stop" table:display="true"/>
        </table:content-validation>
        <table:content-validation table:name="val2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3" table:base-cell-address="Invoice.O15">
          <table:error-message table:message-type="stop" table:display="true"/>
        </table:content-validation>
        <table:content-validation table:name="val4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5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6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7" table:condition="of:cell-content-is-in-list(&quot;true&quot;;&quot;false&quot;)" table:allow-empty-cell="false" table:display-list="unsorted" table:base-cell-address="AllowanceAndCharge.C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59"/>
        <table:table-column table:style-name="co11" table:default-cell-style-name="ce93"/>
        <table:table-column table:style-name="co12" table:default-cell-style-name="ce114"/>
        <table:table-column table:style-name="co13" table:default-cell-style-name="ce130"/>
        <table:table-column table:style-name="co14" table:default-cell-style-name="ce143"/>
        <table:table-column table:style-name="co15" table:default-cell-style-name="ce156"/>
        <table:table-column table:style-name="co16" table:default-cell-style-name="ce194"/>
        <table:table-column table:style-name="co17" table:default-cell-style-name="ce263"/>
        <table:table-column table:style-name="co23" table:default-cell-style-name="ce25"/>
        <table:table-column table:style-name="co25" table:default-cell-style-name="ce289"/>
        <table:table-column table:style-name="co24" table:number-columns-repeated="3" table:default-cell-style-name="ce22"/>
        <table:table-column table:style-name="co26" table:default-cell-style-name="ce22"/>
        <table:table-column table:style-name="co27" table:default-cell-style-name="ce22"/>
        <table:table-column table:style-name="co24" table:number-columns-repeated="50" table:default-cell-style-name="ce22"/>
        <table:table-column table:style-name="co24" table:number-columns-repeated="16316" table:default-cell-style-name="Default"/>
        <table:table-row table:style-name="ro3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Default" table:number-columns-repeated="2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24"/>
          <table:table-cell table:style-name="ce24" office:value-type="string" calcext:value-type="string">
            <text:p>42 Milky Way</text:p>
          </table:table-cell>
          <table:table-cell table:style-name="ce24"/>
          <table:table-cell table:style-name="Default" table:number-columns-repeated="2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24"/>
          <table:table-cell table:style-name="ce290" office:value-type="float" office:value="1234" calcext:value-type="float">
            <text:p>1234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city</text:p>
          </table:table-cell>
          <table:table-cell table:style-name="ce24"/>
          <table:table-cell table:style-name="ce24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Default" office:value-type="string" calcext:value-type="string">
            <text:p>Supplier country</text:p>
          </table:table-cell>
          <table:table-cell table:style-name="Default"/>
          <table:table-cell table:style-name="Default" office:value-type="string" calcext:value-type="string">
            <text:p>DE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3]; &quot; &quot;; [.O4])" office:value-type="string" office:string-value="Acme Ltd. • 42 Milky Way • 1234-1234 Faraway" calcext:value-type="string">
            <text:p>Acme Ltd. • 42 Milky Way • 1234-1234 Faraway</text:p>
          </table:table-cell>
          <table:table-cell table:style-name="ce38" table:number-columns-repeated="2"/>
          <table:table-cell/>
          <table:table-cell table:style-name="ce78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44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84" office:value-type="string" calcext:value-type="string">
            <text:p>SellerTaxScheme</text:p>
          </table:table-cell>
          <table:table-cell table:style-name="ce294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24" table:formula="of:=[.O7]" office:value-type="string" office:string-value="Globex Corp." calcext:value-type="string">
            <text:p>Globex Corp.</text:p>
          </table:table-cell>
          <table:table-cell table:style-name="ce24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Start of service:</text:p>
          </table:table-cell>
          <table:table-cell table:style-name="Default"/>
          <table:table-cell table:style-name="ce216" office:value-type="date" office:date-value="2024-04-23" calcext:value-type="date" table:number-columns-spanned="2" table:number-rows-spanned="1">
            <text:p>23 Apr 2024</text:p>
          </table:table-cell>
          <table:covered-table-cell table:style-name="ce247"/>
          <table:table-cell table:style-name="Default" table:number-columns-repeated="2"/>
          <table:table-cell table:style-name="ce290" office:value-type="string" calcext:value-type="string">
            <text:p>Buyer name</text:p>
          </table:table-cell>
          <table:table-cell table:style-name="ce24"/>
          <table:table-cell table:style-name="ce239" office:value-type="string" calcext:value-type="string">
            <text:p>Globex Corp.</text:p>
          </table:table-cell>
          <table:table-cell table:style-name="ce24" table:number-columns-repeated="1012"/>
          <table:table-cell table:number-columns-repeated="15357"/>
        </table:table-row>
        <table:table-row table:style-name="ro2">
          <table:table-cell table:style-name="ce24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End of service:</text:p>
          </table:table-cell>
          <table:table-cell table:style-name="Default"/>
          <table:table-cell table:style-name="ce216" office:value-type="date" office:date-value="2024-09-23" calcext:value-type="date" table:number-columns-spanned="2" table:number-rows-spanned="1">
            <text:p>23 Sep 2024</text:p>
          </table:table-cell>
          <table:covered-table-cell table:style-name="ce247"/>
          <table:table-cell table:style-name="Default" table:number-columns-repeated="2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24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24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44"/>
          <table:table-cell table:style-name="ce161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08"/>
          <table:table-cell table:style-name="ce290" office:value-type="string" calcext:value-type="string">
            <text:p>Buyer city</text:p>
          </table:table-cell>
          <table:table-cell table:style-name="ce24"/>
          <table:table-cell table:style-name="ce24" office:value-type="string" calcext:value-type="string">
            <text:p>Springfield</text:p>
          </table:table-cell>
          <table:table-cell table:style-name="ce24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44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0" office:value-type="string" calcext:value-type="string">
            <text:p>Buyer country</text:p>
          </table:table-cell>
          <table:table-cell table:style-name="ce24"/>
          <table:table-cell table:style-name="ce24" office:value-type="string" calcext:value-type="string">
            <text:p>DE</text:p>
          </table:table-cell>
          <table:table-cell table:style-name="ce24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ce78"/>
          <table:table-cell table:style-name="ce160"/>
          <table:table-cell table:style-name="ce175" office:value-type="string" calcext:value-type="string">
            <text:p>Your Reference:</text:p>
          </table:table-cell>
          <table:table-cell table:style-name="ce144"/>
          <table:table-cell table:style-name="ce218" office:value-type="string" calcext:value-type="string" table:number-columns-spanned="2" table:number-rows-spanned="1">
            <text:p>dept0815</text:p>
          </table:table-cell>
          <table:covered-table-cell table:style-name="ce248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24"/>
          <table:table-cell table:style-name="ce24" office:value-type="string" calcext:value-type="string">
            <text:p>EUR</text:p>
          </table:table-cell>
          <table:table-cell table:style-name="ce24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24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Due Date:</text:p>
          </table:table-cell>
          <table:table-cell table:style-name="ce144"/>
          <table:table-cell table:style-name="ce216" office:value-type="date" office:date-value="2024-10-08" calcext:value-type="date" table:number-columns-spanned="2" table:number-rows-spanned="1">
            <text:p>8 Oct 2024</text:p>
          </table:table-cell>
          <table:covered-table-cell table:style-name="ce247"/>
          <table:table-cell table:style-name="Default" table:number-columns-repeated="2"/>
          <table:table-cell office:value-type="string" calcext:value-type="string">
            <text:p>Invoice No.</text:p>
          </table:table-cell>
          <table:table-cell/>
          <table:table-cell table:style-name="Default" office:value-type="float" office:value="1234567890" calcext:value-type="float">
            <text:p>1234567890</text:p>
          </table:table-cell>
          <table:table-cell table:style-name="ce24" table:number-columns-repeated="1012"/>
          <table:table-cell table:number-columns-repeated="15357"/>
        </table:table-row>
        <table:table-row table:style-name="ro4">
          <table:table-cell table:style-name="Default"/>
          <table:table-cell table:style-name="ce24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ayment by:</text:p>
          </table:table-cell>
          <table:table-cell/>
          <table:table-cell table:style-name="ce231" office:value-type="string" calcext:value-type="string">
            <text:p>Bank Transfer</text:p>
          </table:table-cell>
          <table:table-cell table:style-name="ce250"/>
          <table:table-cell table:style-name="ce269"/>
          <table:table-cell table:style-name="ce211" office:value-type="float" office:value="30" calcext:value-type="float">
            <text:p>30</text:p>
          </table:table-cell>
          <table:table-cell table:style-name="ce290"/>
          <table:table-cell table:style-name="ce24"/>
          <table:table-cell table:style-name="ce242"/>
          <table:table-cell table:style-name="ce24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24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Account manager:</text:p>
          </table:table-cell>
          <table:table-cell/>
          <table:table-cell table:style-name="ce231" office:value-type="string" calcext:value-type="string">
            <text:p>John Doe</text:p>
          </table:table-cell>
          <table:table-cell table:style-name="ce250"/>
          <table:table-cell table:style-name="ce269"/>
          <table:table-cell table:style-name="ce280"/>
          <table:table-cell table:style-name="ce290"/>
          <table:table-cell table:style-name="ce24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24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email:</text:p>
          </table:table-cell>
          <table:table-cell/>
          <table:table-cell table:style-name="ce231" office:value-type="string" calcext:value-type="string">
            <text:p><text:a xlink:href="mailto:jdoe@acme.com" xlink:type="simple">jdoe@acme.com</text:a></text:p>
          </table:table-cell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IBAN</text:p>
          </table:table-cell>
          <table:table-cell table:style-name="ce24"/>
          <table:table-cell table:style-name="ce144" table:content-validation-name="val3" office:value-type="string" calcext:value-type="string">
            <text:p>DE370800400123456789</text:p>
          </table:table-cell>
          <table:table-cell table:style-name="ce24" table:number-columns-repeated="1012"/>
          <table:table-cell table:number-columns-repeated="15357"/>
        </table:table-row>
        <table:table-row table:style-name="ro5">
          <table:table-cell table:style-name="ce14"/>
          <table:table-cell table:style-name="ce24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hone:</text:p>
          </table:table-cell>
          <table:table-cell/>
          <table:table-cell table:style-name="ce231" office:value-type="string" calcext:value-type="string">
            <text:p>+49 221 765 43-21</text:p>
          </table:table-cell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BIC/SWIFT</text:p>
          </table:table-cell>
          <table:table-cell table:style-name="ce99"/>
          <table:table-cell table:style-name="Default" office:value-type="string" calcext:value-type="string">
            <text:p>DRESDEFF370</text:p>
          </table:table-cell>
          <table:table-cell table:style-name="ce24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24" table:number-columns-repeated="2"/>
          <table:table-cell/>
          <table:table-cell table:style-name="ce79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4"/>
          <table:table-cell table:style-name="Default" table:number-columns-repeated="5"/>
          <table:table-cell table:style-name="ce24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24" table:number-columns-repeated="2"/>
          <table:table-cell/>
          <table:table-cell table:style-name="ce80"/>
          <table:table-cell table:style-name="ce119"/>
          <table:table-cell table:style-name="ce133"/>
          <table:table-cell/>
          <table:table-cell table:style-name="ce161"/>
          <table:table-cell table:number-columns-repeated="2"/>
          <table:table-cell table:style-name="ce280"/>
          <table:table-cell table:style-name="ce294"/>
          <table:table-cell table:style-name="Default" table:number-columns-repeated="5"/>
          <table:table-cell table:style-name="ce24" table:number-columns-repeated="1009"/>
          <table:table-cell table:number-columns-repeated="15357"/>
        </table:table-row>
        <table:table-row table:style-name="ro4">
          <table:table-cell table:style-name="ce16" table:formula="of:=CONCATENATE(&quot;Invoice No. &quot;; [.O12])" office:value-type="string" office:string-value="Invoice No. 1234567890" calcext:value-type="string" table:number-columns-spanned="10" table:number-rows-spanned="1">
            <text:p>Invoice No. 1234567890</text:p>
          </table:table-cell>
          <table:covered-table-cell table:number-columns-repeated="2" table:style-name="ce24"/>
          <table:covered-table-cell/>
          <table:covered-table-cell table:style-name="ce97"/>
          <table:covered-table-cell table:style-name="ce119"/>
          <table:covered-table-cell table:style-name="ce133"/>
          <table:covered-table-cell/>
          <table:covered-table-cell table:style-name="ce161"/>
          <table:covered-table-cell/>
          <table:table-cell/>
          <table:table-cell table:style-name="ce280"/>
          <table:table-cell table:style-name="ce294"/>
          <table:table-cell table:style-name="Default" table:number-columns-repeated="5"/>
          <table:table-cell table:style-name="ce24" table:number-columns-repeated="1009"/>
          <table:table-cell table:number-columns-repeated="15357"/>
        </table:table-row>
        <table:table-row table:style-name="ro2">
          <table:table-cell table:style-name="ce24" table:number-columns-repeated="3"/>
          <table:table-cell table:style-name="ce63"/>
          <table:table-cell table:style-name="ce97"/>
          <table:table-cell table:style-name="ce119"/>
          <table:table-cell table:style-name="ce133"/>
          <table:table-cell/>
          <table:table-cell table:style-name="ce161"/>
          <table:table-cell table:style-name="ce251"/>
          <table:table-cell table:style-name="ce271"/>
          <table:table-cell table:style-name="ce280"/>
          <table:table-cell table:style-name="ce294"/>
          <table:table-cell table:style-name="Default" table:number-columns-repeated="5"/>
          <table:table-cell table:style-name="ce24" table:number-columns-repeated="1009"/>
          <table:table-cell table:number-columns-repeated="15357"/>
        </table:table-row>
        <table:table-row table:style-name="ro2">
          <table:table-cell table:style-name="ce29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29"/>
          <table:table-cell table:style-name="ce65" office:value-type="string" calcext:value-type="string">
            <text:p>Qty</text:p>
          </table:table-cell>
          <table:table-cell table:style-name="ce83" office:value-type="string" calcext:value-type="string">
            <text:p>Unit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4"/>
          <table:table-cell table:style-name="Default" table:number-columns-repeated="2"/>
          <table:table-cell table:style-name="ce24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66"/>
          <table:table-cell table:style-name="ce84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ce262" office:value-type="string" calcext:value-type="string">
            <text:p>Tax Percentage</text:p>
          </table:table-cell>
          <table:table-cell table:style-name="ce24" table:number-columns-repeated="1012"/>
          <table:table-cell table:number-columns-repeated="15357"/>
        </table:table-row>
        <table:table-row table:style-name="ro6">
          <table:table-cell table:style-name="ce19" office:value-type="float" office:value="1" calcext:value-type="float">
            <text:p>1</text:p>
          </table:table-cell>
          <table:table-cell table:style-name="ce47" office:value-type="string" calcext:value-type="string" table:number-columns-spanned="2" table:number-rows-spanned="1">
            <text:p>Design</text:p>
          </table:table-cell>
          <table:covered-table-cell table:style-name="ce47"/>
          <table:table-cell table:style-name="ce67" table:content-validation-name="val3" office:value-type="float" office:value="120" calcext:value-type="float">
            <text:p>120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D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4" table:formula="of:=VLOOKUP([.E23]; [Units.$A$4:.$B$7]; 2; 0)" office:value-type="string" office:string-value="HUR" calcext:value-type="string">
            <text:p>HUR</text:p>
          </table:table-cell>
          <table:table-cell table:style-name="ce294" table:formula="of:=VLOOKUP([.$H23]; [Tax.$A$2:.$C$12]; 3; 0)" office:value-type="string" office:string-value="AE" calcext:value-type="string">
            <text:p>AE</text:p>
          </table:table-cell>
          <table:table-cell table:style-name="ce285" table:formula="of:=[.G23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2" calcext:value-type="float">
            <text:p>2</text:p>
          </table:table-cell>
          <table:table-cell table:style-name="ce48" office:value-type="string" calcext:value-type="string" table:number-columns-spanned="2" table:number-rows-spanned="1">
            <text:p>Printer paper 500 sheets</text:p>
          </table:table-cell>
          <table:covered-table-cell table:style-name="ce48"/>
          <table:table-cell table:style-name="ce67" table:content-validation-name="val3" office:value-type="float" office:value="2" calcext:value-type="float">
            <text:p>2</text:p>
          </table:table-cell>
          <table:table-cell table:style-name="ce85" table:content-validation-name="val4" office:value-type="string" calcext:value-type="string">
            <text:p>pcs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5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2.9" calcext:value-type="currency">
            <text:p><text:s/>2.90 €</text:p>
          </table:table-cell>
          <table:table-cell table:style-name="ce254" table:formula="of:=[.$D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4" table:formula="of:=VLOOKUP([.E24]; [Units.$A$4:.$B$7]; 2; 0)" office:value-type="string" office:string-value="H87" calcext:value-type="string">
            <text:p>H87</text:p>
          </table:table-cell>
          <table:table-cell table:style-name="ce294" table:formula="of:=VLOOKUP([.$H24]; [Tax.$A$2:.$C$12]; 3; 0)" office:value-type="string" office:string-value="S" calcext:value-type="string">
            <text:p>S</text:p>
          </table:table-cell>
          <table:table-cell table:style-name="ce285" table:formula="of:=[.G24]*100" office:value-type="float" office:value="19" calcext:value-type="float">
            <text:p>19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3" calcext:value-type="float">
            <text:p>3</text:p>
          </table:table-cell>
          <table:table-cell table:style-name="ce48" office:value-type="string" calcext:value-type="string" table:number-columns-spanned="2" table:number-rows-spanned="1">
            <text:p>Hotel room</text:p>
          </table:table-cell>
          <table:covered-table-cell table:style-name="ce48"/>
          <table:table-cell table:style-name="ce67" table:content-validation-name="val3" office:value-type="float" office:value="3" calcext:value-type="float">
            <text:p>3</text:p>
          </table:table-cell>
          <table:table-cell table:style-name="ce85" table:content-validation-name="val4" office:value-type="string" calcext:value-type="string">
            <text:p>days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5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39.38" calcext:value-type="currency">
            <text:p><text:s/>39.38 €</text:p>
          </table:table-cell>
          <table:table-cell table:style-name="ce254" table:formula="of:=[.$D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4" table:formula="of:=VLOOKUP([.E25]; [Units.$A$4:.$B$7]; 2; 0)" office:value-type="string" office:string-value="DAY" calcext:value-type="string">
            <text:p>DAY</text:p>
          </table:table-cell>
          <table:table-cell table:style-name="ce294" table:formula="of:=VLOOKUP([.$H25]; [Tax.$A$2:.$C$12]; 3; 0)" office:value-type="string" office:string-value="S" calcext:value-type="string">
            <text:p>S</text:p>
          </table:table-cell>
          <table:table-cell table:style-name="ce285" table:formula="of:=[.G25]*100" office:value-type="float" office:value="7" calcext:value-type="float">
            <text:p>7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4" calcext:value-type="float">
            <text:p>4</text:p>
          </table:table-cell>
          <table:table-cell table:style-name="ce48" office:value-type="string" calcext:value-type="string" table:number-columns-spanned="2" table:number-rows-spanned="1">
            <text:p>Setup static site generator</text:p>
          </table:table-cell>
          <table:covered-table-cell table:style-name="ce48"/>
          <table:table-cell table:style-name="ce67" table:content-validation-name="val3" office:value-type="float" office:value="17" calcext:value-type="float">
            <text:p>17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D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4" table:formula="of:=VLOOKUP([.E26]; [Units.$A$4:.$B$7]; 2; 0)" office:value-type="string" office:string-value="HUR" calcext:value-type="string">
            <text:p>HUR</text:p>
          </table:table-cell>
          <table:table-cell table:style-name="ce294" table:formula="of:=VLOOKUP([.$H26]; [Tax.$A$2:.$C$12]; 3; 0)" office:value-type="string" office:string-value="Z" calcext:value-type="string">
            <text:p>Z</text:p>
          </table:table-cell>
          <table:table-cell table:style-name="ce285" table:formula="of:=[.G26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5" calcext:value-type="float">
            <text:p>5</text:p>
          </table:table-cell>
          <table:table-cell table:style-name="ce48" office:value-type="string" calcext:value-type="string" table:number-columns-spanned="2" table:number-rows-spanned="1">
            <text:p>Template programming</text:p>
          </table:table-cell>
          <table:covered-table-cell table:style-name="ce48"/>
          <table:table-cell table:style-name="ce67" table:content-validation-name="val3" office:value-type="float" office:value="48" calcext:value-type="float">
            <text:p>48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D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4" table:formula="of:=VLOOKUP([.E27]; [Units.$A$4:.$B$7]; 2; 0)" office:value-type="string" office:string-value="HUR" calcext:value-type="string">
            <text:p>HUR</text:p>
          </table:table-cell>
          <table:table-cell table:style-name="ce294" table:formula="of:=VLOOKUP([.$H27]; [Tax.$A$2:.$C$12]; 3; 0)" office:value-type="string" office:string-value="AE" calcext:value-type="string">
            <text:p>AE</text:p>
          </table:table-cell>
          <table:table-cell table:style-name="ce285" table:formula="of:=[.G27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20" office:value-type="float" office:value="6" calcext:value-type="float">
            <text:p>6</text:p>
          </table:table-cell>
          <table:table-cell table:style-name="ce49" office:value-type="string" calcext:value-type="string" table:number-columns-spanned="2" table:number-rows-spanned="1">
            <text:p>Penetration test</text:p>
          </table:table-cell>
          <table:covered-table-cell table:style-name="ce49"/>
          <table:table-cell table:style-name="ce67" table:content-validation-name="val3" office:value-type="float" office:value="11" calcext:value-type="float">
            <text:p>11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5" office:value-type="string" calcext:value-type="string">
            <text:p>K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4" table:formula="of:=[.$D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4" table:formula="of:=VLOOKUP([.E28]; [Units.$A$4:.$B$7]; 2; 0)" office:value-type="string" office:string-value="HUR" calcext:value-type="string">
            <text:p>HUR</text:p>
          </table:table-cell>
          <table:table-cell table:style-name="ce294" table:formula="of:=VLOOKUP([.$H28]; [Tax.$A$2:.$C$12]; 3; 0)" office:value-type="string" office:string-value="K" calcext:value-type="string">
            <text:p>K</text:p>
          </table:table-cell>
          <table:table-cell table:style-name="ce285" table:formula="of:=[.G28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33" office:value-type="string" calcext:value-type="string" table:number-columns-spanned="6" table:number-rows-spanned="1">
            <text:p>Subtotal</text:p>
          </table:table-cell>
          <table:covered-table-cell table:number-columns-repeated="2" table:style-name="ce50"/>
          <table:covered-table-cell table:style-name="ce68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42.28" calcext:value-type="currency">
            <text:p><text:s/>42.2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287" office:value-type="string" calcext:value-type="string">
            <text:p>Tax Percentage</text:p>
          </table:table-cell>
          <table:table-cell table:style-name="ce287" office:value-type="string" calcext:value-type="string">
            <text:p>Absolute Amount</text:p>
          </table:table-cell>
          <table:table-cell table:style-name="ce287" office:value-type="string" calcext:value-type="string">
            <text:p>BaseAmount</text:p>
          </table:table-cell>
          <table:table-cell table:style-name="ce301" table:number-columns-repeated="1008"/>
          <table:table-cell table:number-columns-repeated="15357"/>
        </table:table-row>
        <table:table-row table:style-name="ro6">
          <table:table-cell table:style-name="ce34" table:content-validation-name="val1" office:value-type="string" calcext:value-type="string" table:number-columns-spanned="5" table:number-rows-spanned="1">
            <text:p>Freight costs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3" table:formula="of:=VLOOKUP([.$A30]; [AllowanceAndCharge.$A$5:.$C$8]; 2; 0)" office:value-type="string" office:string-value="FC" calcext:value-type="string">
            <text:p>FC</text:p>
          </table:table-cell>
          <table:table-cell table:style-name="ce246" table:formula="of:=VLOOKUP([.$A30]; [AllowanceAndCharge.$A$5:.$C$8]; 3; 0)" office:value-type="string" office:string-value="true" calcext:value-type="string">
            <text:p>true</text:p>
          </table:table-cell>
          <table:table-cell table:style-name="ce285"/>
          <table:table-cell table:style-name="ce294" table:formula="of:=VLOOKUP([.$H30]; [Tax.$A$2:.$C$12]; 3; 0)" office:value-type="string" office:string-value="K" calcext:value-type="string">
            <text:p>K</text:p>
          </table:table-cell>
          <table:table-cell table:style-name="ce301" table:formula="of:=[.G30]*100" office:value-type="float" office:value="0" calcext:value-type="float">
            <text:p>0</text:p>
          </table:table-cell>
          <table:table-cell table:style-name="ce301" table:formula="of:=ABS([.F30])" office:value-type="float" office:value="47.9" calcext:value-type="float">
            <text:p>47.9</text:p>
          </table:table-cell>
          <table:table-cell table:style-name="ce301" table:number-columns-repeated="1009"/>
          <table:table-cell table:number-columns-repeated="15357"/>
        </table:table-row>
        <table:table-row table:style-name="ro6">
          <table:table-cell table:style-name="ce34" table:content-validation-name="val1" office:value-type="string" calcext:value-type="string" table:number-columns-spanned="5" table:number-rows-spanned="1">
            <text:p>Discount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table:formula="of:=ROUND(-[.O31]/100*[.J29]; 2)" office:value-type="currency" office:currency="EUR" office:value="-767.93" calcext:value-type="currency">
            <text:p>-767.93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3" table:formula="of:=VLOOKUP([.$A31]; [AllowanceAndCharge.$A$5:.$C$8]; 2; 0)" office:value-type="float" office:value="95" calcext:value-type="float">
            <text:p>95</text:p>
          </table:table-cell>
          <table:table-cell table:style-name="ce246" table:formula="of:=VLOOKUP([.$A31]; [AllowanceAndCharge.$A$5:.$C$8]; 3; 0)" office:value-type="string" office:string-value="false" calcext:value-type="string">
            <text:p>false</text:p>
          </table:table-cell>
          <table:table-cell table:style-name="ce285" office:value-type="float" office:value="3" calcext:value-type="float">
            <text:p>3</text:p>
          </table:table-cell>
          <table:table-cell table:style-name="ce294" table:formula="of:=VLOOKUP([.$H31]; [Tax.$A$2:.$C$12]; 3; 0)" office:value-type="string" office:string-value="AE" calcext:value-type="string">
            <text:p>AE</text:p>
          </table:table-cell>
          <table:table-cell table:style-name="ce301" table:formula="of:=[.G31]*100" office:value-type="float" office:value="0" calcext:value-type="float">
            <text:p>0</text:p>
          </table:table-cell>
          <table:table-cell table:style-name="ce301" table:formula="of:=ABS([.F31])" office:value-type="float" office:value="767.93" calcext:value-type="float">
            <text:p>767.93</text:p>
          </table:table-cell>
          <table:table-cell table:style-name="ce308" table:formula="of:=[.J29]" office:value-type="currency" office:currency="EUR" office:value="25597.74" calcext:value-type="currency">
            <text:p>25,597.74 €</text:p>
          </table:table-cell>
          <table:table-cell table:style-name="ce301" table:number-columns-repeated="1008"/>
          <table:table-cell table:number-columns-repeated="15357"/>
        </table:table-row>
        <table:table-row table:style-name="ro5">
          <table:table-cell table:style-name="ce33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50"/>
          <table:covered-table-cell table:style-name="ce68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42.28" calcext:value-type="currency">
            <text:p><text:s/>42.28 €</text:p>
          </table:table-cell>
          <table:table-cell table:style-name="ce256" table:formula="of:=SUM([.J30:.J31])" office:value-type="currency" office:currency="EUR" office:value="-720.03" calcext:value-type="currency">
            <text:p>-720.03 €</text:p>
          </table:table-cell>
          <table:table-cell table:style-name="Default"/>
          <table:table-cell table:style-name="ce286" office:value-type="string" calcext:value-type="string">
            <text:p>AllowanceChargeTotal</text:p>
          </table:table-cell>
          <table:table-cell table:style-name="ce225" office:value-type="string" calcext:value-type="string">
            <text:p>Allowances</text:p>
          </table:table-cell>
          <table:table-cell table:style-name="ce301" table:formula="of:=SUMIF([.$N$30:.$N$32];&quot;false&quot;;[.$R$30:.$R$32])" office:value-type="float" office:value="767.93" calcext:value-type="float">
            <text:p>767.93</text:p>
          </table:table-cell>
          <table:table-cell table:style-name="ce295" office:value-type="string" calcext:value-type="string">
            <text:p>Charges</text:p>
          </table:table-cell>
          <table:table-cell table:style-name="ce301" table:formula="of:=SUMIF([.$N$30:.$N$32];&quot;true&quot;;[.$R$30:.$R$32])" office:value-type="float" office:value="47.9" calcext:value-type="float">
            <text:p>47.9</text:p>
          </table:table-cell>
          <table:table-cell table:style-name="ce301" table:number-columns-repeated="1011"/>
          <table:table-cell table:number-columns-repeated="15357"/>
        </table:table-row>
        <table:table-row table:style-name="ro5">
          <table:table-cell table:style-name="ce33" office:value-type="string" calcext:value-type="string">
            <text:p>Net Total</text:p>
          </table:table-cell>
          <table:table-cell table:style-name="ce50" table:number-columns-repeated="2"/>
          <table:table-cell table:style-name="ce68"/>
          <table:table-cell table:style-name="ce86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24877.71" calcext:value-type="currency">
            <text:p>24,877.71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294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5">
          <table:table-cell table:style-name="ce33" office:value-type="string" calcext:value-type="string">
            <text:p>Tax Breakdown</text:p>
          </table:table-cell>
          <table:table-cell table:style-name="ce50" table:number-columns-repeated="2"/>
          <table:table-cell table:style-name="ce68"/>
          <table:table-cell table:style-name="ce86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TaxTotal</text:p>
          </table:table-cell>
          <table:table-cell table:style-name="ce227" table:formula="of:=SUM([.J35:.J39])" office:value-type="currency" office:currency="EUR" office:value="42.28" calcext:value-type="currency">
            <text:p>42.28 €</text:p>
          </table:table-cell>
          <table:table-cell table:style-name="ce268" office:value-type="string" calcext:value-type="string">
            <text:p>Tax Code</text:p>
          </table:table-cell>
          <table:table-cell table:style-name="ce268" office:value-type="string" calcext:value-type="string">
            <text:p>Tax Percentage</text:p>
          </table:table-cell>
          <table:table-cell table:style-name="ce268" office:value-type="string" calcext:value-type="string">
            <text:p>VATEX Reason Code</text:p>
          </table:table-cell>
          <table:table-cell table:style-name="ce304" table:number-columns-repeated="1011"/>
          <table:table-cell table:style-name="ce272"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19</text:p>
          </table:table-cell>
          <table:table-cell table:style-name="ce34"/>
          <table:table-cell table:style-name="ce72"/>
          <table:table-cell table:style-name="ce88"/>
          <table:table-cell table:style-name="ce169" table:formula="of:=SUMIF([.$H$23:.$H$32]; [.$B35]; [.$J$23:.$J$32])" office:value-type="currency" office:currency="EUR" office:value="15.24" calcext:value-type="currency">
            <text:p>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32]; [.$B35]; [.$I$23:.$I$32])" office:value-type="currency" office:currency="EUR" office:value="2.9" calcext:value-type="currency">
            <text:p>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285" table:formula="of:=[.G35]*100" office:value-type="float" office:value="19" calcext:value-type="float">
            <text:p>19</text:p>
          </table:table-cell>
          <table:table-cell table:style-name="ce301"/>
          <table:table-cell table:style-name="ce299" table:formula="of:=VLOOKUP([.$B35]; [Tax.$A$2:.$D$12];4; 0)" office:value-type="string" office:string-value="[:empty:]" calcext:value-type="string">
            <text:p>[:empty:]</text:p>
          </table:table-cell>
          <table:table-cell table:style-name="ce305"/>
          <table:table-cell table:style-name="ce301" table:number-columns-repeated="1009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7</text:p>
          </table:table-cell>
          <table:table-cell table:style-name="ce34"/>
          <table:table-cell table:style-name="ce72"/>
          <table:table-cell table:style-name="ce88"/>
          <table:table-cell table:style-name="ce169" table:formula="of:=SUMIF([.$H$23:.$H$32]; [.$B36]; [.$J$23:.$J$32])" office:value-type="currency" office:currency="EUR" office:value="562.5" calcext:value-type="currency">
            <text:p>562.5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32]; [.$B36]; [.$I$23:.$I$32])" office:value-type="currency" office:currency="EUR" office:value="39.38" calcext:value-type="currency">
            <text:p>39.38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285" table:formula="of:=[.G36]*100" office:value-type="float" office:value="7" calcext:value-type="float">
            <text:p>7</text:p>
          </table:table-cell>
          <table:table-cell table:style-name="ce301"/>
          <table:table-cell table:style-name="ce299" table:formula="of:=VLOOKUP([.$B36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AE</text:p>
          </table:table-cell>
          <table:table-cell table:style-name="ce34"/>
          <table:table-cell table:style-name="ce72"/>
          <table:table-cell table:style-name="ce88"/>
          <table:table-cell table:style-name="ce169" table:formula="of:=SUMIF([.$H$23:.$H$32]; [.$B37]; [.$J$23:.$J$32])" office:value-type="currency" office:currency="EUR" office:value="18792.07" calcext:value-type="currency">
            <text:p>18,792.07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7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285" table:formula="of:=[.G37]*100" office:value-type="float" office:value="0" calcext:value-type="float">
            <text:p>0</text:p>
          </table:table-cell>
          <table:table-cell table:style-name="ce301"/>
          <table:table-cell table:style-name="ce299" table:formula="of:=VLOOKUP([.$B37]; [Tax.$A$2:.$D$12];4; 0)" office:value-type="string" office:string-value="VATEX-EU-AE" calcext:value-type="string">
            <text:p>VATEX-EU-AE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Z</text:p>
          </table:table-cell>
          <table:table-cell table:style-name="ce34"/>
          <table:table-cell table:style-name="ce72"/>
          <table:table-cell table:style-name="ce88"/>
          <table:table-cell table:style-name="ce169" table:formula="of:=SUMIF([.$H$23:.$H$32]; [.$B38]; [.$J$23:.$J$32])" office:value-type="currency" office:currency="EUR" office:value="3315" calcext:value-type="currency">
            <text:p>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8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285" table:formula="of:=[.G38]*100" office:value-type="float" office:value="0" calcext:value-type="float">
            <text:p>0</text:p>
          </table:table-cell>
          <table:table-cell table:style-name="ce301"/>
          <table:table-cell table:style-name="ce299" table:formula="of:=VLOOKUP([.$B38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57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K</text:p>
          </table:table-cell>
          <table:table-cell table:style-name="ce108"/>
          <table:table-cell table:style-name="ce73"/>
          <table:table-cell table:style-name="ce89"/>
          <table:table-cell table:style-name="ce169" table:formula="of:=SUMIF([.$H$23:.$H$32]; [.$B39]; [.$J$23:.$J$32])" office:value-type="currency" office:currency="EUR" office:value="2192.9" calcext:value-type="currency">
            <text:p>2,192.9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7" table:formula="of:=SUMIF([.$H$23:.$H$32]; [.$B39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ce285" table:formula="of:=[.G39]*100" office:value-type="float" office:value="0" calcext:value-type="float">
            <text:p>0</text:p>
          </table:table-cell>
          <table:table-cell table:style-name="ce99"/>
          <table:table-cell table:style-name="ce299" table:formula="of:=VLOOKUP([.$B39]; [Tax.$A$2:.$D$12];4; 0)" office:value-type="string" office:string-value="VATEX-EU-IC" calcext:value-type="string">
            <text:p>VATEX-EU-IC</text:p>
          </table:table-cell>
          <table:table-cell table:style-name="ce99" table:number-columns-repeated="1010"/>
          <table:table-cell table:number-columns-repeated="15357"/>
        </table:table-row>
        <table:table-row table:style-name="ro5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M34]" office:value-type="currency" office:currency="EUR" office:value="42.28" calcext:value-type="currency">
            <text:p>42.28 €</text:p>
          </table:table-cell>
          <table:table-cell table:style-name="Default"/>
          <table:table-cell table:style-name="ce286"/>
          <table:table-cell table:style-name="ce294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5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24919.99" calcext:value-type="currency">
            <text:p>24,919.99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5">
          <table:table-cell table:style-name="ce70"/>
          <table:table-cell table:style-name="ce15" table:number-columns-repeated="2"/>
          <table:table-cell table:style-name="ce70"/>
          <table:table-cell table:style-name="ce80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6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7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58"/>
          <table:covered-table-cell table:style-name="ce92"/>
          <table:covered-table-cell table:style-name="ce111"/>
          <table:covered-table-cell table:style-name="ce129"/>
          <table:covered-table-cell table:style-name="ce142"/>
          <table:covered-table-cell table:style-name="ce155"/>
          <table:covered-table-cell table:style-name="ce193"/>
          <table:covered-table-cell table:style-name="ce217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58"/>
          <table:table-cell table:style-name="ce92"/>
          <table:table-cell table:style-name="ce111"/>
          <table:table-cell table:style-name="ce129"/>
          <table:table-cell table:style-name="ce142"/>
          <table:table-cell table:style-name="ce155"/>
          <table:table-cell table:style-name="ce193"/>
          <table:table-cell table:style-name="ce217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58"/>
          <table:table-cell table:style-name="ce92"/>
          <table:table-cell table:style-name="ce111"/>
          <table:table-cell table:style-name="ce129"/>
          <table:table-cell table:style-name="ce142"/>
          <table:table-cell table:style-name="ce155"/>
          <table:table-cell table:style-name="ce193"/>
          <table:table-cell table:style-name="ce217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number-columns-repeated="11"/>
          <table:table-cell table:style-name="ce286"/>
          <table:table-cell table:number-columns-repeated="16372"/>
        </table:table-row>
        <table:table-row table:style-name="ro2">
          <table:table-cell table:formula="of:=CONCATENATE(&quot;Payable without deductions by &quot;; TEXT([.I12]; &quot;MMMM DD, YYYY.&quot;))" office:value-type="string" office:string-value="Payable without deductions by October 08, 2024." calcext:value-type="string">
            <text:p>Payable without deductions by October 08, 2024.</text:p>
          </table:table-cell>
          <table:table-cell table:number-columns-repeated="10"/>
          <table:table-cell table:style-name="ce286" office:value-type="string" calcext:value-type="string">
            <text:p>PaymentTerms</text:p>
          </table:table-cell>
          <table:table-cell table:number-columns-repeated="1637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 table:print="false">
        <table:table-column table:style-name="co18" table:default-cell-style-name="Default"/>
        <table:table-column table:style-name="co19" table:default-cell-style-name="ce327"/>
        <table:table-column table:style-name="co19" table:default-cell-style-name="Default"/>
        <table:table-column table:style-name="co20" table:default-cell-style-name="ce338"/>
        <table:table-column table:style-name="co21" table:default-cell-style-name="ce341"/>
        <table:table-column table:style-name="co22" table:default-cell-style-name="ce341"/>
        <table:table-row table:style-name="ro2">
          <table:table-cell table:style-name="ce325" office:value-type="string" calcext:value-type="string">
            <text:p>Code</text:p>
          </table:table-cell>
          <table:table-cell table:style-name="ce326" office:value-type="string" calcext:value-type="string">
            <text:p>Rate</text:p>
          </table:table-cell>
          <table:table-cell table:style-name="ce325" office:value-type="string" calcext:value-type="string">
            <text:p>ID</text:p>
          </table:table-cell>
          <table:table-cell table:style-name="ce328" office:value-type="string" calcext:value-type="string">
            <text:p>Tax Exemption Reason Code</text:p>
          </table:table-cell>
          <table:table-cell table:style-name="ce339" office:value-type="string" calcext:value-type="string">
            <text:p>Name</text:p>
          </table:table-cell>
          <table:table-cell table:style-name="ce339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TEX-EU-F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EX-EU-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EX-EU-IC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TEX-EU-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TEX-EU-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XME!</text:p>
          </table:table-cell>
          <table:table-cell table:style-name="ce343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llowanceAndCharge" table:style-name="ta1" table:print="false">
        <table:table-column table:style-name="co24" table:number-columns-repeated="2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24" table:default-cell-style-name="ce347"/>
        <table:table-column table:style-name="co2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3"/>
          <table:table-cell table:style-name="ce344"/>
        </table:table-row>
        <table:table-row table:style-name="ro2"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Code</text:p>
          </table:table-cell>
          <table:table-cell table:style-name="ce344" office:value-type="string" calcext:value-type="string">
            <text:p>Charge?</text:p>
          </table:table-cell>
          <table:table-cell table:style-name="ce344" office:value-type="string" calcext:value-type="string">
            <text:p>Description</text:p>
          </table:table-cell>
          <table:table-cell table:style-name="ce348"/>
          <table:table-cell table:style-name="ce344" table:number-columns-repeated="16378"/>
          <table:table-cell/>
        </table:table-row>
        <table:table-row table:style-name="ro2">
          <table:table-cell office:value-type="string" calcext:value-type="string">
            <text:p>Rush delivery</text:p>
          </table:table-cell>
          <table:table-cell office:value-type="string" calcext:value-type="string">
            <text:p>AAT</text:p>
          </table:table-cell>
          <table:table-cell table:style-name="ce318" table:content-validation-name="val7" office:value-type="string" calcext:value-type="string">
            <text:p>true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reight costs</text:p>
          </table:table-cell>
          <table:table-cell office:value-type="string" calcext:value-type="string">
            <text:p>FC</text:p>
          </table:table-cell>
          <table:table-cell table:style-name="ce318" table:content-validation-name="val7" office:value-type="string" calcext:value-type="string">
            <text:p>true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al agreement</text:p>
          </table:table-cell>
          <table:table-cell table:style-name="ce294" office:value-type="float" office:value="64" calcext:value-type="float">
            <text:p>64</text:p>
          </table:table-cell>
          <table:table-cell table:style-name="ce318" table:content-validation-name="val7" office:value-type="string" calcext:value-type="string">
            <text:p>fal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ount</text:p>
          </table:table-cell>
          <table:table-cell table:style-name="ce294" office:value-type="float" office:value="95" calcext:value-type="float">
            <text:p>95</text:p>
          </table:table-cell>
          <table:table-cell table:style-name="ce318" table:content-validation-name="val7" office:value-type="string" calcext:value-type="string">
            <text:p>false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 table:print="false">
        <table:table-column table:style-name="co24" table:number-columns-repeated="2" table:default-cell-style-name="Default"/>
        <table:table-column table:style-name="co24" table:default-cell-style-name="ce347"/>
        <table:table-column table:style-name="co2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44" office:value-type="string" calcext:value-type="string">
            <text:p>Name</text:p>
          </table:table-cell>
          <table:table-cell table:style-name="ce344" office:value-type="string" calcext:value-type="string">
            <text:p>Code</text:p>
          </table:table-cell>
          <table:table-cell table:style-name="ce348"/>
          <table:table-cell table:style-name="ce344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294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DRESDEFF370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 style:data-style-name="N2" text:time-value="21:19:48.9311122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19DT23H1M35S</meta:editing-duration>
    <meta:editing-cycles>122</meta:editing-cycles>
    <meta:generator>LibreOffice/24.8.3.2$MacOSX_AARCH64 LibreOffice_project/48a6bac9e7e268aeb4c3483fcf825c94556d9f92</meta:generator>
    <meta:initial-creator>Guido Flohr</meta:initial-creator>
    <dc:date>2025-04-06T21:20:33.525074404</dc:date>
    <meta:document-statistic meta:table-count="4" meta:cell-count="371" meta:object-count="0"/>
  </office:meta>
</office:document-meta>
</file>